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3"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4"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5"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7" style:family="table-column">
      <style:table-column-properties style:column-width="0.5895in" style:use-optimal-column-width="false"/>
    </style:style>
    <style:style style:name="TableColumn8" style:family="table-column">
      <style:table-column-properties style:column-width="1.6819in" style:use-optimal-column-width="false"/>
    </style:style>
    <style:style style:name="TableColumn9" style:family="table-column">
      <style:table-column-properties style:column-width="1.3784in" style:use-optimal-column-width="false"/>
    </style:style>
    <style:style style:name="TableColumn10" style:family="table-column">
      <style:table-column-properties style:column-width="1.5673in" style:use-optimal-column-width="false"/>
    </style:style>
    <style:style style:name="TableColumn11" style:family="table-column">
      <style:table-column-properties style:column-width="1.6104in" style:use-optimal-column-width="false"/>
    </style:style>
    <style:style style:name="Table6" style:family="table">
      <style:table-properties style:width="6.8277in" fo:margin-left="0.0875in" table:align="left"/>
    </style:style>
    <style:style style:name="TableRow12" style:family="table-row">
      <style:table-row-properties style:min-row-height="0.1597in" style:use-optimal-row-height="false"/>
    </style:style>
    <style:style style:name="TableCell13" style:family="table-cell">
      <style:table-cell-properties fo:border="0.0069in solid #000001" fo:background-color="#BFBFBF" style:writing-mode="lr-tb" fo:padding-top="0in" fo:padding-left="0in" fo:padding-bottom="0in" fo:padding-right="0in"/>
    </style:style>
    <style:style style:name="P14" style:parent-style-name="TableParagraph" style:family="paragraph">
      <style:paragraph-properties fo:text-align="center" fo:line-height="0.1458in" fo:margin-left="0.7166in" fo:margin-right="0.7145in">
        <style:tab-stops/>
      </style:paragraph-properties>
    </style:style>
    <style:style style:name="T15" style:parent-style-name="Fuentedepárrafopredeter." style:family="text">
      <style:text-properties style:font-name="Arial" fo:font-weight="bold" style:font-weight-asian="bold" fo:font-size="10pt" style:font-size-asian="10pt"/>
    </style:style>
    <style:style style:name="TableCell16" style:family="table-cell">
      <style:table-cell-properties fo:border="0.0069in solid #000001" fo:background-color="#BFBFBF" style:writing-mode="lr-tb" fo:padding-top="0in" fo:padding-left="0in" fo:padding-bottom="0in" fo:padding-right="0in"/>
    </style:style>
    <style:style style:name="P17" style:parent-style-name="TableParagraph" style:family="paragraph">
      <style:paragraph-properties fo:text-align="center" fo:line-height="0.1458in"/>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fo:padding-top="0in" fo:padding-left="0in" fo:padding-bottom="0in" fo:padding-right="0in"/>
    </style:style>
    <style:style style:name="P20" style:parent-style-name="TableParagraph" style:family="paragraph">
      <style:paragraph-properties fo:line-height="0.1458in" fo:margin-left="0.1215in">
        <style:tab-stops/>
      </style:paragraph-properties>
    </style:style>
    <style:style style:name="T21" style:parent-style-name="Fuentedepárrafopredeter." style:family="text">
      <style:text-properties style:font-name="Arial" fo:font-weight="bold" style:font-weight-asian="bold" fo:font-size="10pt" style:font-size-asian="10pt"/>
    </style:style>
    <style:style style:name="T22" style:parent-style-name="Fuentedepárrafopredeter." style:family="text">
      <style:text-properties style:font-name="Arial" fo:font-weight="bold" style:font-weight-asian="bold" fo:font-size="10pt" style:font-size-asian="10pt"/>
    </style:style>
    <style:style style:name="TableCell23" style:family="table-cell">
      <style:table-cell-properties fo:border="0.0069in solid #000001" fo:background-color="#BFBFBF" style:writing-mode="lr-tb" fo:padding-top="0in" fo:padding-left="0.0069in" fo:padding-bottom="0in" fo:padding-right="0.0069in"/>
    </style:style>
    <style:style style:name="P24" style:parent-style-name="TableParagraph" style:family="paragraph">
      <style:paragraph-properties fo:line-height="0.1458in" fo:margin-left="0.1215in">
        <style:tab-stops/>
      </style:paragraph-properties>
      <style:text-properties style:font-name="Arial" fo:font-weight="bold" style:font-weight-asian="bold" fo:font-size="10pt" style:font-size-asian="10pt"/>
    </style:style>
    <style:style style:name="TableRow25" style:family="table-row">
      <style:table-row-properties style:min-row-height="0.4326in" style:use-optimal-row-height="false"/>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line-height="0.1402in" fo:margin-left="0.0493in">
        <style:tab-stops/>
      </style:paragraph-properties>
    </style:style>
    <style:style style:name="T28" style:parent-style-name="Fuentedepárrafopredeter." style:family="text">
      <style:text-properties fo:font-size="9pt" style:font-size-asian="9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left="0.0493in" fo:margin-right="0.243in">
        <style:tab-stops/>
      </style:paragraph-properties>
    </style:style>
    <style:style style:name="T31" style:parent-style-name="Fuentedepárrafopredeter." style:family="text">
      <style:text-properties fo:font-size="10pt" style:font-size-asian="10pt"/>
    </style:style>
    <style:style style:name="TableCell32" style:family="table-cell">
      <style:table-cell-properties fo:border="0.0069in solid #000001" style:writing-mode="lr-tb" fo:padding-top="0in" fo:padding-left="0in" fo:padding-bottom="0in" fo:padding-right="0in"/>
    </style:style>
    <style:style style:name="P33"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34" style:parent-style-name="Fuentedepárrafopredeter." style:family="text">
      <style:text-properties fo:font-size="9pt" style:font-size-asian="9pt"/>
    </style:style>
    <style:style style:name="P35"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ableCell36" style:family="table-cell">
      <style:table-cell-properties fo:border="0.0069in solid #000001" style:writing-mode="lr-tb" fo:padding-top="0in" fo:padding-left="0in" fo:padding-bottom="0in" fo:padding-right="0in"/>
    </style:style>
    <style:style style:name="P37"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38" style:parent-style-name="Fuentedepárrafopredeter." style:family="text">
      <style:text-properties fo:font-size="9pt" style:font-size-asian="9pt"/>
    </style:style>
    <style:style style:name="TableCell39" style:family="table-cell">
      <style:table-cell-properties fo:border="0.0069in solid #000001" style:writing-mode="lr-tb" fo:padding-top="0in" fo:padding-left="0.0069in" fo:padding-bottom="0in" fo:padding-right="0.0069in"/>
    </style:style>
    <style:style style:name="P40" style:parent-style-name="TableParagraph" style:family="paragraph">
      <style:paragraph-properties fo:margin-top="0in" fo:margin-bottom="0in" fo:line-height="100%" fo:margin-right="0.1375in">
        <style:tab-stops>
          <style:tab-stop style:type="left" style:position="0.0006in"/>
        </style:tab-stops>
      </style:paragraph-properties>
      <style:text-properties fo:font-size="9pt" style:font-size-asian="9pt"/>
    </style:style>
    <style:style style:name="TableRow41" style:family="table-row">
      <style:table-row-properties style:min-row-height="0.5729in" style:use-optimal-row-height="false"/>
    </style:style>
    <style:style style:name="TableCell42" style:family="table-cell">
      <style:table-cell-properties fo:border="0.0069in solid #000001" style:writing-mode="lr-tb" fo:padding-top="0in" fo:padding-left="0in" fo:padding-bottom="0in" fo:padding-right="0in"/>
    </style:style>
    <style:style style:name="P43" style:parent-style-name="TableParagraph" style:family="paragraph">
      <style:paragraph-properties fo:line-height="0.1402in" fo:margin-left="0.0493in">
        <style:tab-stops/>
      </style:paragraph-properties>
    </style:style>
    <style:style style:name="T44" style:parent-style-name="Fuentedepárrafopredeter." style:family="text">
      <style:text-properties fo:font-size="9pt" style:font-size-asian="9pt"/>
    </style:style>
    <style:style style:name="TableCell45" style:family="table-cell">
      <style:table-cell-properties fo:border="0.0069in solid #000001" style:writing-mode="lr-tb" fo:padding-top="0in" fo:padding-left="0in" fo:padding-bottom="0in" fo:padding-right="0in"/>
    </style:style>
    <style:style style:name="P46" style:parent-style-name="TableParagraph" style:family="paragraph">
      <style:paragraph-properties fo:margin-left="0.0493in" fo:margin-right="0.1819in">
        <style:tab-stops/>
      </style:paragraph-properties>
    </style:style>
    <style:style style:name="T47" style:parent-style-name="Fuentedepárrafopredeter." style:family="text">
      <style:text-properties fo:font-size="10pt" style:font-size-asian="10pt"/>
    </style:style>
    <style:style style:name="T48" style:parent-style-name="Fuentedepárrafopredeter." style:family="text">
      <style:text-properties fo:font-size="10pt" style:font-size-asian="10pt"/>
    </style:style>
    <style:style style:name="TableCell49" style:family="table-cell">
      <style:table-cell-properties fo:border="0.0069in solid #000001" style:writing-mode="lr-tb" fo:padding-top="0in" fo:padding-left="0in" fo:padding-bottom="0in" fo:padding-right="0in"/>
    </style:style>
    <style:style style:name="P50" style:parent-style-name="TableParagraph" style:family="paragraph">
      <style:paragraph-properties fo:margin-top="0in" fo:margin-bottom="0in" fo:line-height="0.1437in" fo:text-indent="-0.134in">
        <style:tab-stops>
          <style:tab-stop style:type="left" style:position="0.0006in"/>
        </style:tab-stops>
      </style:paragraph-properties>
    </style:style>
    <style:style style:name="T51" style:parent-style-name="Fuentedepárrafopredeter." style:family="text">
      <style:text-properties fo:font-size="9pt" style:font-size-asian="9pt"/>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margin-top="0in" fo:margin-bottom="0in" fo:line-height="100%" fo:margin-right="0.1305in">
        <style:tab-stops>
          <style:tab-stop style:type="left" style:position="0.0006in"/>
        </style:tab-stops>
      </style:paragraph-properties>
    </style:style>
    <style:style style:name="T54" style:parent-style-name="Fuentedepárrafopredeter." style:family="text">
      <style:text-properties fo:font-size="9pt" style:font-size-asian="9pt"/>
    </style:style>
    <style:style style:name="P55" style:parent-style-name="TableParagraph" style:family="paragraph">
      <style:paragraph-properties fo:margin-top="0in" fo:margin-bottom="0in" fo:line-height="0.143in" fo:text-indent="-0.134in">
        <style:tab-stops>
          <style:tab-stop style:type="left" style:position="0.0006in"/>
        </style:tab-stops>
      </style:paragraph-properties>
    </style:style>
    <style:style style:name="T56" style:parent-style-name="Fuentedepárrafopredeter." style:family="text">
      <style:text-properties fo:font-size="9pt" style:font-size-asian="9pt"/>
    </style:style>
    <style:style style:name="T57" style:parent-style-name="Fuentedepárrafopredeter." style:family="text">
      <style:text-properties fo:letter-spacing="0.002in" fo:font-size="9pt" style:font-size-asian="9pt"/>
    </style:style>
    <style:style style:name="T58" style:parent-style-name="Fuentedepárrafopredeter." style:family="text">
      <style:text-properties fo:letter-spacing="-0.0013in" fo:font-size="9pt" style:font-size-asian="9pt"/>
    </style:style>
    <style:style style:name="P59"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60" style:parent-style-name="Fuentedepárrafopredeter." style:family="text">
      <style:text-properties fo:font-size="9pt" style:font-size-asian="9pt"/>
    </style:style>
    <style:style style:name="TableCell61" style:family="table-cell">
      <style:table-cell-properties fo:border="0.0069in solid #000001" style:writing-mode="lr-tb" fo:padding-top="0in" fo:padding-left="0.0069in" fo:padding-bottom="0in" fo:padding-right="0.0069in"/>
    </style:style>
    <style:style style:name="P62"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3"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4"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5" style:parent-style-name="Título2" style:family="paragraph">
      <style:paragraph-properties fo:break-before="page"/>
    </style:style>
    <style:style style:name="P66" style:parent-style-name="Normal" style:family="paragraph">
      <style:paragraph-properties fo:text-align="justify"/>
      <style:text-properties fo:font-size="9pt" style:font-size-asian="9pt"/>
    </style:style>
    <style:style style:name="P67" style:parent-style-name="Normal" style:family="paragraph">
      <style:paragraph-properties fo:text-align="justify"/>
      <style:text-properties fo:font-size="9pt" style:font-size-asian="9pt"/>
    </style:style>
    <style:style style:name="P68" style:parent-style-name="Normal" style:family="paragraph">
      <style:paragraph-properties fo:text-align="justify"/>
      <style:text-properties fo:font-size="9pt" style:font-size-asian="9pt"/>
    </style:style>
    <style:style style:name="P69" style:parent-style-name="Normal" style:family="paragraph">
      <style:paragraph-properties fo:text-align="justify"/>
    </style:style>
    <style:style style:name="P70" style:parent-style-name="Normal" style:family="paragraph">
      <style:paragraph-properties fo:text-align="justify"/>
      <style:text-properties fo:font-size="9pt" style:font-size-asian="9pt"/>
    </style:style>
    <style:style style:name="P71" style:parent-style-name="Normal" style:family="paragraph">
      <style:paragraph-properties fo:text-align="justify"/>
      <style:text-properties fo:font-size="9pt" style:font-size-asian="9pt"/>
    </style:style>
    <style:style style:name="P72" style:parent-style-name="Normal" style:family="paragraph">
      <style:paragraph-properties fo:text-align="justify"/>
      <style:text-properties fo:font-size="9pt" style:font-size-asian="9pt"/>
    </style:style>
    <style:style style:name="P73" style:parent-style-name="Normal" style:family="paragraph">
      <style:paragraph-properties fo:text-align="justify"/>
    </style:style>
    <style:style style:name="P74" style:parent-style-name="Normal" style:family="paragraph">
      <style:paragraph-properties fo:text-align="justify"/>
      <style:text-properties fo:font-size="9pt" style:font-size-asian="9pt"/>
    </style:style>
    <style:style style:name="P75" style:parent-style-name="Normal" style:family="paragraph">
      <style:paragraph-properties fo:text-align="justify"/>
      <style:text-properties fo:font-size="9pt" style:font-size-asian="9pt"/>
    </style:style>
    <style:style style:name="P76" style:parent-style-name="Normal" style:family="paragraph">
      <style:paragraph-properties fo:text-align="justify"/>
      <style:text-properties fo:font-size="9pt" style:font-size-asian="9pt"/>
    </style:style>
    <style:style style:name="P77" style:parent-style-name="Normal" style:family="paragraph">
      <style:paragraph-properties fo:text-align="justify"/>
    </style:style>
    <style:style style:name="P78" style:parent-style-name="Normal" style:family="paragraph">
      <style:paragraph-properties fo:break-before="page" fo:text-align="justify"/>
    </style:style>
    <style:style style:name="P79" style:parent-style-name="Título2" style:family="paragraph">
      <style:paragraph-properties>
        <style:tab-stops>
          <style:tab-stop style:type="left" style:position="2.525in"/>
        </style:tab-stops>
      </style:paragraph-properties>
    </style:style>
    <style:style style:name="P80" style:parent-style-name="Normal" style:family="paragraph">
      <style:paragraph-properties fo:text-align="justify"/>
      <style:text-properties fo:font-size="9pt" style:font-size-asian="9pt"/>
    </style:style>
    <style:style style:name="P81" style:parent-style-name="Normal" style:family="paragraph">
      <style:paragraph-properties fo:text-align="justify"/>
      <style:text-properties fo:font-size="9pt" style:font-size-asian="9pt"/>
    </style:style>
    <style:style style:name="P82" style:parent-style-name="Normal" style:family="paragraph">
      <style:paragraph-properties fo:text-align="justify"/>
      <style:text-properties fo:font-size="9pt" style:font-size-asian="9pt"/>
    </style:style>
  </office:automatic-styles>
  <office:body>
    <office:text text:use-soft-page-breaks="true">
      <text:h text:style-name="P1" text:outline-level="1">ACTIVIDAD PSI 6:</text:h>
      <text:h text:style-name="Título1" text:outline-level="1">DISEÑO DEL MODELO DE SISTEMAS DE INFORMACIÓN</text:h>
      <text:p text:style-name="P2">En esta actividad, el principal objetivo es identificar y definir los Sistemas de Información que van a dar soporte a los procesos afectados por el PSI. Lo que primero se va a<text:s/>realizar es un análisis de la cobertura de los Sistemas de Información actuales de los requisitos recogidos en el PSI3 y PSI4. Con esto se pretende efectuar un diagnostico de la situación actual para identificar los Sistemas de la Información actuales validos y poder efectuar mejoras sobre los mismos. <text:s/></text:p>
      <text:p text:style-name="P3">Para finalizar, se van a definir los nuevos Sistemas de Información requeridos para cubrir los requisitos y funciones de los procesos no soportados por los Sistemas de Información actuales seleccionados. Se<text:s/>elabora un modelo de Sistemas de Información cuyo objetivo será dar soporte a los procesos de la organización incluidos en el ámbito del PSI.</text:p>
      <text:p text:style-name="P4"/>
      <text:p text:style-name="P5">A continuación, se incluye una tabla resumen con las tareas de esta sexta fase:</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2">
            <text:p text:style-name="P14"><text:span text:style-name="T15">Tarea</text:span></text:p>
          </table:table-cell>
          <table:covered-table-cell/>
          <table:table-cell table:style-name="TableCell16">
            <text:p text:style-name="P17"><text:span text:style-name="T18">Productos</text:span></text:p>
          </table:table-cell>
          <table:table-cell table:style-name="TableCell19">
            <text:p text:style-name="P20"><text:span text:style-name="T21">Técnicas y Prácti</text:span><text:span text:style-name="T22">cas</text:span></text:p>
          </table:table-cell>
          <table:table-cell table:style-name="TableCell23">
            <text:p text:style-name="P24">Participantes</text:p>
          </table:table-cell>
        </table:table-row>
        <table:table-row table:style-name="TableRow25">
          <table:table-cell table:style-name="TableCell26">
            <text:p text:style-name="P27"><text:span text:style-name="T28">PSI 6.1</text:span></text:p>
          </table:table-cell>
          <table:table-cell table:style-name="TableCell29">
            <text:p text:style-name="P30"><text:span text:style-name="T31">Diagnostico de la Situación Actual</text:span></text:p>
          </table:table-cell>
          <table:table-cell table:style-name="TableCell32">
            <text:list text:style-name="WWNum30">
              <text:list-item>
                <text:p text:style-name="P33"><text:span text:style-name="T34">Diagnostico de la situación actual: relación de sistemas de información que se conservan y mejoras necesarias.</text:span></text:p>
              </text:list-item>
              <text:list-item>
                <text:p text:style-name="P35"><text:s/></text:p>
              </text:list-item>
            </text:list>
          </table:table-cell>
          <table:table-cell table:style-name="TableCell36">
            <text:list text:style-name="WWNum31" text:continue-numbering="true">
              <text:list-item>
                <text:p text:style-name="P37"><text:span text:style-name="T38">Matricial</text:span></text:p>
              </text:list-item>
            </text:list>
          </table:table-cell>
          <table:table-cell table:style-name="TableCell39">
            <text:list text:style-name="WWNum31">
              <text:list-item>
                <text:p text:style-name="P40">Consultores</text:p>
              </text:list-item>
            </text:list>
          </table:table-cell>
        </table:table-row>
        <table:table-row table:style-name="TableRow41">
          <table:table-cell table:style-name="TableCell42">
            <text:p text:style-name="P43"><text:span text:style-name="T44">PSI 6.2</text:span></text:p>
          </table:table-cell>
          <table:table-cell table:style-name="TableCell45">
            <text:p text:style-name="P46"><text:span text:style-name="T47">Definición del Modelo de Sistemas de<text:s/></text:span><text:span text:style-name="T48">Información</text:span></text:p>
          </table:table-cell>
          <table:table-cell table:style-name="TableCell49">
            <text:list text:style-name="WWNum33" text:continue-numbering="true">
              <text:list-item>
                <text:p text:style-name="P50"><text:span text:style-name="T51">Modelo de sistemas de información.</text:span></text:p>
              </text:list-item>
            </text:list>
          </table:table-cell>
          <table:table-cell table:style-name="TableCell52">
            <text:list text:style-name="WWNum34">
              <text:list-item>
                <text:p text:style-name="P53"><text:span text:style-name="T54">Matricial.</text:span></text:p>
              </text:list-item>
              <text:list-item>
                <text:p text:style-name="P55"><text:span text:style-name="T56">Diagrama de</text:span><text:span text:style-name="T57"><text:s/></text:span><text:span text:style-name="T58">representación.</text:span></text:p>
              </text:list-item>
              <text:list-item>
                <text:p text:style-name="P59"><text:span text:style-name="T60">Sesiones de trabajo.</text:span></text:p>
              </text:list-item>
            </text:list>
          </table:table-cell>
          <table:table-cell table:style-name="TableCell61">
            <text:list text:style-name="WWNum34" text:continue-numbering="true">
              <text:list-item>
                <text:p text:style-name="P62">Consultores.</text:p>
              </text:list-item>
              <text:list-item>
                <text:p text:style-name="P63">Consultores informáticos.</text:p>
              </text:list-item>
              <text:list-item>
                <text:p text:style-name="P64">Usuarios expertos.</text:p>
              </text:list-item>
            </text:list>
          </table:table-cell>
        </table:table-row>
      </table:table>
      <text:p text:style-name="Standard"/>
      <text:h text:style-name="Título2" text:outline-level="2"/>
      <text:soft-page-break/>
      <text:h text:style-name="P65" text:outline-level="2">PSI 6.1:</text:h>
      <text:h text:style-name="Título2" text:outline-level="2">DIAGNÓSTICO DE LA SITUACIÓN ACTUAL</text:h>
      <text:p text:style-name="P66">Se procederá a realizar un<text:s/>análisis<text:s/>de la situación actual teniendo en cuenta la valoración realizada de los Sistemas de Información actuales y la cobertura de los requisitos que los mismos nos ofrecen con el fin de detectar aquellos requisitos no cubiertos por los Sistemas de Información actuales. Como resultado<text:s/>se pretende seleccionar<text:s/>partes de los SI actuales<text:s/>que se deseen conservar y<text:s/>aquellas mejoras que deban realizarse<text:s/>con el fin de cubrir los requisitos<text:s/>de cada proceso.</text:p>
      <text:p text:style-name="P67">Adicionalmente se definirán aquellos procesos nuevos que se desean implantar en la empresa junto a nuevos productos TIC que mejoren dichos procesos de forma que se agilice cómo la empresa realiza su actividad.</text:p>
      <text:h text:style-name="Heading2" text:outline-level="2"><text:bookmark-start text:name="OLE_LINK37"/><text:bookmark-start text:name="OLE_LINK38"/>6.1<text:bookmark-end text:name="OLE_LINK37"/><text:bookmark-end text:name="OLE_LINK38"/>.1 CALCULO DE NOMINAS:<text:s/></text:h>
      <text:p text:style-name="Normal"><text:bookmark-start text:name="OLE_LINK39"/><text:bookmark-start text:name="OLE_LINK40"/>CONSERVAREMOS</text:p>
      <text:p text:style-name="P68">Tomaremos del SI actual el formato en que las nóminas son realizadas. No obstante, en vez de copiar el formato actual tal y como está preguntaremos a la empres qué partes de dicho formato modificarían por si hubiera algo que desearían cambiar de él. Si la empresa así lo quisieran las últimas nóminas realizadas serían pasadas al nuevo SI de modo que quedaran registradas dentro del sistema para que los trabajadores puedan seguir accediendo a ellas si así lo necesitaran.</text:p>
      <text:p text:style-name="P69"><text:bookmark-start text:name="OLE_LINK41"/><text:bookmark-start text:name="OLE_LINK42"/>CAMBIAREMOS</text:p>
      <text:p text:style-name="P70"><text:bookmark-end text:name="OLE_LINK39"/><text:bookmark-end text:name="OLE_LINK40"/><text:bookmark-end text:name="OLE_LINK41"/><text:bookmark-end text:name="OLE_LINK42"/>Mejoraremos la forma en la que se almacenan las nóminas siendo estas guardadas en<text:s/>un sistema<text:s/>que las haga accesibles desde otros departamentos de forma controlada.</text:p>
      <text:p text:style-name="P71">Modificaremos la forma de proporcionar la nómina a cada empleado. Esto se hará de forma automática cada vez que una nueva nómina sea creada mediante la intranet que se creará en la empresa. De este modo se ahorrarán los tiempos de impresión de las nóminas, así como los tiempos de compartir los documentos creados.</text:p>
      <text:p text:style-name="P72">La creación de las nóminas de automatizará pues ahora gran parte de los datos de la nómina se rellenarán automáticamente sin que el trabajador tenga que introducirlos de forma manual.</text:p>
      <text:p text:style-name="P73"><text:bookmark-start text:name="OLE_LINK43"/><text:bookmark-start text:name="OLE_LINK44"/>EL<text:s/>PROCESO<text:s/>QUEDARÁ:</text:p>
      <text:h text:style-name="Heading3" text:outline-level="3"><text:bookmark-end text:name="OLE_LINK43"/><text:bookmark-end text:name="OLE_LINK44"/>6.1.2 GESTION DE CUADRANTES:<text:s/></text:h>
      <text:p text:style-name="Normal"><text:bookmark-start text:name="OLE_LINK47"/><text:bookmark-start text:name="OLE_LINK50"/>CONSERVAREMOS</text:p>
      <text:p text:style-name="P74">Los cuadrantes con los que en la actualidad estén operando los trabajadores serán pasado al nuevo SI que se implante para comenzar a operar a partir de ellos.</text:p>
      <text:soft-page-break/>
      <text:p text:style-name="Normal">CAMBIAREMOS</text:p>
      <text:p text:style-name="P75">Se modificará la forma en la que los cuadrantes son creados para automatizar la mayor cantidad del proceso posible. Se utilizarán las preferencias de cada trabajador para crear los horarios automáticamente respetándolas en la medida de los posible. Los horarios generados serán presentados al trabajador encargado de crearlos para que realice las modificaciones manuales que desee en caso de que fuera necesario.</text:p>
      <text:p text:style-name="P76">Una vez creado un nuevo horario este será compartido con los trabajadores afectados de forma automática a a partir de la intranet de la empresa.</text:p>
      <text:p text:style-name="P77">EL<text:s/><text:bookmark-start text:name="OLE_LINK45"/><text:bookmark-start text:name="OLE_LINK46"/>PROCESO<text:s/><text:bookmark-end text:name="OLE_LINK45"/><text:bookmark-end text:name="OLE_LINK46"/>QUEDARÁ:</text:p>
      <text:h text:style-name="Heading3" text:outline-level="3"><text:bookmark-end text:name="OLE_LINK47"/><text:bookmark-end text:name="OLE_LINK50"/>6.1.3 FACTURACION:<text:s/></text:h>
      <text:p text:style-name="Normal"><text:bookmark-start text:name="OLE_LINK51"/><text:bookmark-start text:name="OLE_LINK52"/>CONSERVAREMOS</text:p>
      <text:p text:style-name="Normal">CAMBIAREMOS</text:p>
      <text:p text:style-name="Normal">EL PROCESO QUEDARÁ:</text:p>
      <text:h text:style-name="Heading3" text:outline-level="3"><text:bookmark-end text:name="OLE_LINK51"/><text:bookmark-end text:name="OLE_LINK52"/>6.1.4<text:s/>Control del stock</text:h>
      <text:p text:style-name="Normal">CONSERVAREMOS</text:p>
      <text:p text:style-name="Normal">CAMBIAREMOS</text:p>
      <text:p text:style-name="Normal">EL PROCESO QUEDARÁ:</text:p>
      <text:h text:style-name="Heading3" text:outline-level="3">6.1.5<text:s/>Realización de la<text:s/>CONTABILIDAD:<text:s/></text:h>
      <text:p text:style-name="Normal">CONSERVAREMOS</text:p>
      <text:p text:style-name="Normal">CAMBIAREMOS</text:p>
      <text:p text:style-name="Normal">EL PROCESO QUEDARÁ:</text:p>
      <text:h text:style-name="Heading3" text:outline-level="3">6.1.6<text:s/>COMUNICACIÓN INTERNA:<text:s/></text:h>
      <text:p text:style-name="Normal">CONSERVAREMOS</text:p>
      <text:soft-page-break/>
      <text:p text:style-name="Normal">CAMBIAREMOS</text:p>
      <text:p text:style-name="Normal">EL PROCESO QUEDARÁ:</text:p>
      <text:h text:style-name="Heading3" text:outline-level="3">6.1.7<text:s/>CONEXIONES REMOTAS DEL SISTEMA:</text:h>
      <text:p text:style-name="Normal">CONSERVAREMOS</text:p>
      <text:p text:style-name="Normal">CAMBIAREMOS</text:p>
      <text:p text:style-name="Normal">EL PROCESO QUEDARÁ:</text:p>
      <text:p text:style-name="P78"/>
      <text:h text:style-name="P79" text:outline-level="2"><text:bookmark-start text:name="OLE_LINK49"/><text:bookmark-start text:name="OLE_LINK48"/><text:bookmark-end text:name="OLE_LINK49"/><text:bookmark-end text:name="OLE_LINK48"/>PSI 6.2:<text:tab/></text:h>
      <text:h text:style-name="Título2" text:outline-level="2">DEFINICIÓN DEL MODELO DE SISTEMAS DE información</text:h>
      <text:p text:style-name="P80">Una vez realizado el análisis anterior se procede a representar el conjunto de Sistemas de Información que van a dar soporte a los procesos afectados, los Sistemas de Información actuales que se mantendrán con las mejoras propuestas en el apartado anterior y los Sistemas de Información nuevos que cubrirán los requisitos no soportados por los Sistemas de Información actuales. El fin de esta actividad<text:s/>es obtener el modelo de Sistemas de Información.</text:p>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1Car" style:display-name="Título 1 Car" style:family="text" style:parent-style-name="Fuentedepárrafopredeter.">
      <style:text-properties style:font-name="Georgia" style:font-name-asian="Times New Roman" fo:text-transform="uppercase" fo:color="#0072C6" fo:letter-spacing="0.0097in" fo:font-size="32pt" style:font-size-asian="32pt" style:font-size-complex="16pt"/>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4Char1" style:display-name="Heading 4 Char1" style:family="text" style:parent-style-name="DefaultParagraphFont">
      <style:text-properties style:font-name="Calibri Light" style:font-name-asian="Times New Roman" style:font-name-complex="Times New Roman" fo:font-style="italic" style:font-style-asian="italic" style:font-style-complex="italic" fo:color="#2F5496"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7:56:00Z</dc:date>
    <meta:template xlink:href="Business%20Paper" xlink:type="simple"/>
    <meta:editing-cycles>40</meta:editing-cycles>
    <meta:editing-duration>PT18060S</meta:editing-duration>
    <meta:user-defined meta:name="AssetID">TF10002024</meta:user-defined>
    <meta:document-statistic meta:page-count="5" meta:paragraph-count="10" meta:word-count="753" meta:character-count="5039" meta:row-count="35" meta:non-whitespace-character-count="4296"/>
  </office:meta>
</office:document-meta>
</file>